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8Num2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WW8Num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fo:margin-left="0cm" fo:margin-right="0cm" fo:text-indent="0cm" style:auto-text-indent="false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WW8Num4"/>
    <style:style style:name="P8" style:family="paragraph" style:parent-style-name="Text_20_body">
      <style:paragraph-properties fo:margin-top="0cm" fo:margin-bottom="0.247cm" loext:contextual-spacing="false" fo:line-height="120%"/>
    </style:style>
    <style:style style:name="P9" style:family="paragraph" style:parent-style-name="Title" style:list-style-name="" style:master-page-name="Standard">
      <style:paragraph-properties fo:margin-left="1.27cm" fo:margin-right="0cm" fo:margin-top="0.423cm" fo:margin-bottom="0.212cm" loext:contextual-spacing="false" fo:text-indent="0cm" style:auto-text-indent="false"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3pt" style:font-size-asian="13pt" style:font-name-complex="Arial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DBlaster TicTac – Spickzettel</text:p>
      <text:list xml:id="list1455806370" text:style-name="Outline">
        <text:list-item>
          <text:h text:style-name="Heading_20_1" text:outline-level="1">1. Einführung</text:h>
        </text:list-item>
      </text:list>
      <text:p text:style-name="P5">Beim SIDBlaster-USB TicTac handelt es sich um eine hochwertige „open-source“ Hardware zum Verwenden eines echten „SID“-Soundchips für C64-Emulation, SID-Tunes-Wiedergabe und Musik-Produktion, als eine kleine Box an einem USB-Port eines PC.</text:p>
      <text:p text:style-name="P6"/>
      <text:p text:style-name="P6">SIDBlaster-USB TicTac basiert auf „SIDBlaster-USB“ und ist zu diesem 100% kompatibel.</text:p>
      <text:p text:style-name="P6"/>
      <text:p text:style-name="P6">Es wurden folgende Verbesserungen gemacht:</text:p>
      <text:p text:style-name="P6"/>
      <text:list xml:id="list3186295977" text:style-name="WW8Num2">
        <text:list-item>
          <text:p text:style-name="P4">Preiswerte, universelle Stromversorgung 9V oder 12V</text:p>
        </text:list-item>
        <text:list-item>
          <text:p text:style-name="P4">Originale 64-Audiobeschaltung</text:p>
        </text:list-item>
        <text:list-item>
          <text:p text:style-name="P4">Optionale Anschlussmöglichkeit für zwei Paddle.</text:p>
        </text:list-item>
        <text:list-item>
          <text:p text:style-name="P4">Umschaltbare Filterkondensatoren</text:p>
        </text:list-item>
        <text:list-item>
          <text:p text:style-name="P4">Umschaltbare Kondensatoren für Paddle</text:p>
        </text:list-item>
        <text:list-item>
          <text:p text:style-name="P2"><text:span text:style-name="T1">Passgenaue Platinengröße für Montage in eine Tic Tac</text:span><text:span text:style-name="T2">® </text:span><text:span text:style-name="T1">Schachtel</text:span></text:p>
        </text:list-item>
        <text:list-item>
          <text:p text:style-name="P4">Audio-In</text:p>
        </text:list-item>
        <text:list-item>
          <text:p text:style-name="P4">Professionelle 6,3mm Mono-Audio-Klinkenbuchsen</text:p>
        </text:list-item>
        <text:list-item>
          <text:p text:style-name="P4">kuschelige blaue Power-LED</text:p>
        </text:list-item>
        <text:list-item>
          <text:p text:style-name="P4">(Rev.1.2:) rote TX/RX-LED</text:p>
        </text:list-item>
      </text:list>
      <text:list xml:id="list233703514499167" text:continue-list="list1455806370" text:style-name="Outline">
        <text:list-item>
          <text:h text:style-name="Heading_20_1" text:outline-level="1">2. Sicherheits- und Betriebshinweise:</text:h>
        </text:list-item>
      </text:list>
      <text:list xml:id="list1082938583" text:style-name="WW8Num3">
        <text:list-item>
          <text:p text:style-name="Standard">Der SID-Chip entwickelt Wärme, lassen Sie bei Betrieb die Klappe der TicTac-Schachtel offen.</text:p>
        </text:list-item>
        <text:list-item>
          <text:p text:style-name="Standard">Verbinden sie den SIDBlaster nur mit dem USB-Kabel, wenn Sie ihn wirklich benötigen, ziehen Sie ihn ab wenn Sie ihn nicht benötigen.</text:p>
        </text:list-item>
      </text:list>
      <text:list xml:id="list233704230357290" text:continue-list="list233703514499167" text:style-name="Outline">
        <text:list-item>
          <text:h text:style-name="Heading_20_1" text:outline-level="1">3. Anschluss und Inbetriebnahme</text:h>
        </text:list-item>
      </text:list>
      <text:list xml:id="list903535332" text:style-name="WW8Num4">
        <text:list-item>
          <text:p text:style-name="P7">Schließen Sie Ihren SIDBlaster an einen freien Port Ihres Windows-Rechners an, USB-Hubs machen Probleme.</text:p>
        </text:list-item>
        <text:list-item>
          <text:p text:style-name="P7">Verbinden Sie mit einem unsymmetrischen (Mono) Kabel den Audio-Out (Vorne) mit einem Verstärker oder Mischpult. Bei der zweiten Audio-Buchse(hinten) handelt es sich um einen Audio-Eingang.</text:p>
        </text:list-item>
        <text:list-item>
          <text:p text:style-name="P7">Der SIDBlaster wird als „USB Serial Converter“ unter USB-Controller und eventuell als COMx: Gerät unter Anschlüsse erkannt. (Gerätemanager). In diesem Falle können sie VCP in „Erweitert“ deaktivieren. Bei älteren Windows-Versionen muss eventuell ein Treiber von FTDI installiert werden: <text:a xlink:type="simple" xlink:href="http://www.ftdichip.com/Drivers/D2XX.htm" text:style-name="Internet_20_link" text:visited-style-name="Visited_20_Internet_20_Link"><text:span text:style-name="Internet_20_link">http://www.ftdichip.com/Drivers/D2XX.htm</text:span></text:a></text:p>
        </text:list-item>
      </text:list>
      <text:list xml:id="list233704081950815" text:continue-list="list233704230357290" text:style-name="Outline">
        <text:list-item>
          <text:h text:style-name="Heading_20_1" text:outline-level="1">4. Wechsel des SID-Chips:</text:h>
          <text:list>
            <text:list-item>
              <text:list>
                <text:list-item>
                  <text:h text:style-name="Heading_20_3" text:outline-level="3">4.1 Spannungs-Jumper</text:h>
                </text:list-item>
              </text:list>
            </text:list-item>
          </text:list>
        </text:list-item>
      </text:list>
      <text:list xml:id="list233704706934243" text:continue-list="list1082938583" text:style-name="WW8Num3">
        <text:list-item>
          <text:p text:style-name="P8">Stecken Sie die Jumper, wie auf der Platine angegeben: für den alten SID-Chip (6581) muss J1 (Rot) offen sein (12V), für den neuen (8580) geschlossen (9V). <text:soft-page-break/>Wenn Sie die Möglichkeit haben, überprüfen Sie mit einem Multimeter die Spannung am SID-Chip-Sockel.</text:p>
        </text:list-item>
        <text:list-item>
          <text:p text:style-name="P8"/>
        </text:list-item>
      </text:list>
      <text:list xml:id="list233703549813557" text:continue-list="list233704081950815" text:style-name="Outline">
        <text:list-item>
          <text:list>
            <text:list-item>
              <text:list>
                <text:list-item>
                  <text:h text:style-name="Heading_20_3" text:outline-level="3">4.2 Andere Jumper</text:h>
                </text:list-item>
              </text:list>
            </text:list-item>
          </text:list>
        </text:list-item>
      </text:list>
      <text:list xml:id="list233704133719885" text:continue-list="list233704706934243" text:style-name="WW8Num3">
        <text:list-item>
          <text:p text:style-name="P8">JP2 &amp; JP3 (Blau) sind zum Umschalten der Filter-Kondensatoren.</text:p>
        </text:list-item>
        <text:list-item>
          <text:p text:style-name="P8">JP4 &amp; JP5 <text:s/>(Grün) für die Paddle-Kondensatoren</text:p>
        </text:list-item>
        <text:list-item>
          <text:p text:style-name="P8">Für den 6581 alle Jumper auf die linke Seite setzen (1-2)</text:p>
        </text:list-item>
        <text:list-item>
          <text:p text:style-name="P8">Für den 8580 alle Jumper auf die rechte Seite setzen (2-3)</text:p>
        </text:list-item>
        <text:list-item>
          <text:p text:style-name="Text_20_body">JP6 (Weiß)(ab Rev. 1.2) experimentell, verbindet USB-shield mit Masse, können Sie versuchen um Problemen mit Störgeräuschen entgegenzuwirken.</text:p>
        </text:list-item>
      </text:list>
      <text:list xml:id="list233704873151033" text:continue-list="list233703549813557" text:style-name="Outline">
        <text:list-item>
          <text:h text:style-name="Heading_20_1" text:outline-level="1">5. Software</text:h>
        </text:list-item>
      </text:list>
      <text:list xml:id="list233703703798835" text:continue-list="list233704133719885" text:style-name="WW8Num3">
        <text:list-item>
          <text:p text:style-name="P8">Laden Sie sich die hardsid.dll von</text:p>
        </text:list-item>
        <text:list-item>
          <text:p text:style-name="P8"><text:a xlink:type="simple" xlink:href="https://github.com/gh0stless/SIDBlaster-USB-Tic-Tac-Edition" text:style-name="Internet_20_link" text:visited-style-name="Visited_20_Internet_20_Link"><text:span text:style-name="Internet_20_link">https://github.com/gh0stless/SIDBlaster-USB-Tic-Tac-Edition</text:span></text:a> </text:p>
        </text:list-item>
        <text:list-item>
          <text:p text:style-name="P8">herunter. Kopieren Sie die passende DLL (32bit oder 64bit) in den Programmordner des Programms, welches Sie verwenden wollen. (64bit wird nur für die 64bit Version von Vice benötigt.)</text:p>
        </text:list-item>
      </text:list>
      <text:list xml:id="list233705327890512" text:continue-list="list233704873151033" text:style-name="Outline">
        <text:list-item>
          <text:list>
            <text:list-item>
              <text:list>
                <text:list-item>
                  <text:h text:style-name="Heading_20_3" text:outline-level="3">5.1 hardsid.dll</text:h>
                </text:list-item>
              </text:list>
            </text:list-item>
          </text:list>
        </text:list-item>
      </text:list>
      <text:list xml:id="list233703507414427" text:continue-list="list233703703798835" text:style-name="WW8Num3">
        <text:list-item>
          <text:p text:style-name="P8">Ist sozusagen der „Treiber“ des SIDBlaster. Es handelt sich um eine nach-programmierte DLL des Hardsid, somit wird für Hardsid programmierte Software für den SIDBlaster kompatibel. Der Sourcecode ist bei Anfrage verfügbar.</text:p>
        </text:list-item>
      </text:list>
      <text:list xml:id="list233704025866670" text:continue-list="list233705327890512" text:style-name="Outline">
        <text:list-item>
          <text:list>
            <text:list-item>
              <text:list>
                <text:list-item>
                  <text:h text:style-name="Heading_20_3" text:outline-level="3">5.2 Vice64</text:h>
                </text:list-item>
              </text:list>
            </text:list-item>
          </text:list>
        </text:list-item>
      </text:list>
      <text:list xml:id="list233704903733312" text:continue-list="list233703507414427" text:style-name="WW8Num3">
        <text:list-item>
          <text:p text:style-name="P8">Der berühmte C64-Emulator unterstützt bis zu 3 SIDBlaster. Im einfachsten Fall haben Sie nun einen C64 mit originalem Sound. Aber Sie können zum Beispiel auch den SIDBlaster mit Vice64 als MIDI-Expander nutzen indem Sie die MIDI-Emulation aktivieren, und ein Synthesizerprogramm wie Station64 laden.</text:p>
        </text:list-item>
      </text:list>
      <text:list xml:id="list233703744815884" text:continue-list="list233704025866670" text:style-name="Outline">
        <text:list-item>
          <text:list>
            <text:list-item>
              <text:list>
                <text:list-item>
                  <text:h text:style-name="Heading_20_3" text:outline-level="3">5.3 Acid64</text:h>
                </text:list-item>
              </text:list>
            </text:list-item>
          </text:list>
        </text:list-item>
      </text:list>
      <text:list xml:id="list233705538614987" text:continue-list="list233704903733312" text:style-name="WW8Num3">
        <text:list-item>
          <text:p text:style-name="P8">Beste SIDBlaster-Unterstützung, hat man mehrere Geräte kann man sogar Stereo- und 3SID-Tunes abspielen.</text:p>
        </text:list-item>
      </text:list>
      <text:list xml:id="list233704089230536" text:continue-list="list233703744815884" text:style-name="Outline">
        <text:list-item>
          <text:list>
            <text:list-item>
              <text:list>
                <text:list-item>
                  <text:h text:style-name="Heading_20_3" text:outline-level="3">5.4 SidPlay2</text:h>
                </text:list-item>
              </text:list>
            </text:list-item>
          </text:list>
        </text:list-item>
      </text:list>
      <text:list xml:id="list233705018953571" text:continue-list="list233705538614987" text:style-name="WW8Num3">
        <text:list-item>
          <text:p text:style-name="P8">Guter SID-Player; Gut geeignet als Jukebox, da Playlisten.</text:p>
        </text:list-item>
      </text:list>
      <text:list xml:id="list233705205941595" text:continue-list="list233704089230536" text:style-name="Outline">
        <text:list-item>
          <text:list>
            <text:list-item>
              <text:list>
                <text:list-item>
                  <text:h text:style-name="Heading_20_3" text:outline-level="3">5.5 Goatracker</text:h>
                </text:list-item>
              </text:list>
            </text:list-item>
          </text:list>
        </text:list-item>
      </text:list>
      <text:list xml:id="list233704690186573" text:continue-list="list233705018953571" text:style-name="WW8Num3">
        <text:list-item>
          <text:p text:style-name="P8">Tracker. Noch nicht ganz so gute Unterstützung.</text:p>
        </text:list-item>
      </text:list>
      <text:list xml:id="list233705426788991" text:continue-list="list233705205941595" text:style-name="Outline">
        <text:list-item>
          <text:list>
            <text:list-item>
              <text:list>
                <text:list-item>
                  <text:h text:style-name="Heading_20_3" text:outline-level="3"><text:soft-page-break/>5.6 AIASS</text:h>
                </text:list-item>
              </text:list>
            </text:list-item>
          </text:list>
        </text:list-item>
      </text:list>
      <text:list xml:id="list233705406485363" text:continue-list="list233704690186573" text:style-name="WW8Num3">
        <text:list-item>
          <text:p text:style-name="Text_20_body">Eine Max/MSP-Extension, um einen SID-Synthesizer in Max/MSP oder Max4Live verfügbar zu machen. </text:p>
        </text:list-item>
        <text:list-item>
          <text:p text:style-name="Text_20_body">Es ist auch ein VST verfügbar.</text:p>
        </text:list-item>
      </text:list>
      <text:list xml:id="list233703451289550" text:continue-list="list233705426788991" text:style-name="Outline">
        <text:list-item>
          <text:list>
            <text:list-item>
              <text:list>
                <text:list-item>
                  <text:h text:style-name="Heading_20_3" text:outline-level="3">5.7 Cloando‘s C64 Forever</text:h>
                </text:list-item>
              </text:list>
            </text:list-item>
          </text:list>
        </text:list-item>
      </text:list>
      <text:list xml:id="list233705514106736" text:continue-list="list233705406485363" text:style-name="WW8Num3">
        <text:list-item>
          <text:p text:style-name="Text_20_body">Geht auch gut: Einfach die <text:s/>hardsid.dll in den Ordner von Vice kopieren. Dann in den Optionen „custom parameters“ eintragen: "-sidenginemodel hardsid". </text:p>
        </text:list-item>
      </text:list>
      <text:list xml:id="list233703875438799" text:continue-list="list233703451289550" text:style-name="Outline">
        <text:list-item>
          <text:h text:style-name="Heading_20_1" text:outline-level="1">6. Kontakt</text:h>
        </text:list-item>
      </text:list>
      <text:list xml:id="list233705510516661" text:continue-list="list233705514106736" text:style-name="WW8Num3">
        <text:list-item>
          <text:p text:style-name="P3"/>
        </text:list-item>
        <text:list-item>
          <text:p text:style-name="P1"><text:span text:style-name="Internet_20_link"><text:span text:style-name="T1">w</text:span></text:span><text:a xlink:type="simple" xlink:href="http://Www.crazy-midi.de/" text:style-name="Internet_20_link" text:visited-style-name="Visited_20_Internet_20_Link"><text:span text:style-name="Internet_20_link"><text:span text:style-name="T1">ww.crazy-midi.de</text:span></text:span></text:a></text:p>
        </text:list-item>
        <text:list-item>
          <text:p text:style-name="P3"/>
        </text:list-item>
        <text:list-item>
          <text:p text:style-name="P1"><text:a xlink:type="simple" xlink:href="mailto:gh0stless@t-online.de" text:style-name="Internet_20_link" text:visited-style-name="Visited_20_Internet_20_Link"><text:span text:style-name="Internet_20_link"><text:span text:style-name="T1">gh0stless@t-online.de</text:span></text:span></text:a>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1"><text:span text:style-name="T1">Stand der Information: </text:span><text:span text:style-name="T1"><text:date style:data-style-name="N30" text:date-value="2018-07-10T23:37:03.416539281">10.07.18</text:date>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8Num3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2pt" fo:language="de" fo:country="DE" fo:font-weight="normal" style:letter-kerning="true" style:font-name-asian="SimSun" style:font-family-asian="SimSun" style:font-pitch-asian="variable" style:font-size-asian="12pt" style:language-asian="zh" style:country-asian="CN" style:font-weight-asian="normal" style:font-name-complex="Arial" style:font-family-complex="Arial" style:font-family-generic-complex="swiss" style:font-pitch-complex="variable" style:font-size-complex="12pt" style:language-complex="hi" style:country-complex="IN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 style:font-size-complex="12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7:30:13.833000000</meta:creation-date>
    <dc:creator>Andreas Schumm</dc:creator>
    <dc:date>2018-03-07T15:34:04.413000000</dc:date>
    <meta:editing-cycles>28</meta:editing-cycles>
    <meta:editing-duration>PT3H11M59S</meta:editing-duration>
    <meta:document-statistic meta:table-count="0" meta:image-count="0" meta:object-count="0" meta:page-count="3" meta:paragraph-count="61" meta:word-count="558" meta:character-count="3877" meta:non-whitespace-character-count="3409"/>
    <meta:generator>LibreOffice/6.0.3.2$Linux_X86_64 LibreOffice_project/00m0$Build-2</meta:generator>
  </office:meta>
</office:document-meta>
</file>